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3" style:family="table">
      <style:table-properties style:width="15.639cm" fo:margin-left="1.071cm" table:align="left" style:writing-mode="lr-tb"/>
    </style:style>
    <style:style style:name="Table3.A" style:family="table-column">
      <style:table-column-properties style:column-width="3.921cm"/>
    </style:style>
    <style:style style:name="Table3.B" style:family="table-column">
      <style:table-column-properties style:column-width="11.7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1.071cm" table:align="left" style:writing-mode="lr-tb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39cm" fo:margin-left="1.071cm" table:align="left" style:writing-mode="lr-tb"/>
    </style:style>
    <style:style style:name="Table1.A" style:family="table-column">
      <style:table-column-properties style:column-width="3.92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officeooo:paragraph-rsid="001bfed2"/>
    </style:style>
    <style:style style:name="P2" style:family="paragraph" style:parent-style-name="Standard">
      <style:paragraph-properties fo:line-height="150%"/>
      <style:text-properties officeooo:paragraph-rsid="001c4e40"/>
    </style:style>
    <style:style style:name="P3" style:family="paragraph" style:parent-style-name="Standard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4" style:family="paragraph" style:parent-style-name="Standard">
      <style:paragraph-properties fo:line-height="150%"/>
      <style:text-properties style:font-name="Arial" fo:language="pt" fo:country="BR" fo:font-weight="bold" officeooo:paragraph-rsid="001bfed2" style:font-weight-asian="bold" style:font-name-complex="Arial"/>
    </style:style>
    <style:style style:name="P5" style:family="paragraph" style:parent-style-name="Standard">
      <style:paragraph-properties fo:line-height="150%"/>
      <style:text-properties fo:color="#0000ff" fo:language="pt" fo:country="BR" fo:font-style="italic" officeooo:rsid="001bfed2" officeooo:paragraph-rsid="001bfed2" style:font-style-asian="italic" style:font-style-complex="italic"/>
    </style:style>
    <style:style style:name="P6" style:family="paragraph" style:parent-style-name="Standard">
      <style:paragraph-properties fo:line-height="150%"/>
      <style:text-properties fo:color="#0000ff" fo:language="pt" fo:country="BR" fo:font-style="italic" officeooo:rsid="001c4e40" officeooo:paragraph-rsid="001c4e40" style:font-style-asian="italic" style:font-style-complex="italic"/>
    </style:style>
    <style:style style:name="P7" style:family="paragraph" style:parent-style-name="Standard">
      <style:paragraph-properties fo:line-height="150%"/>
      <style:text-properties fo:color="#0000ff" fo:language="pt" fo:country="BR" fo:font-style="italic" officeooo:rsid="001e3f9e" officeooo:paragraph-rsid="001e3f9e" style:font-style-asian="italic" style:font-style-complex="italic"/>
    </style:style>
    <style:style style:name="P8" style:family="paragraph" style:parent-style-name="Standard">
      <style:paragraph-properties fo:line-height="150%"/>
      <style:text-properties fo:color="#0000ff" fo:language="pt" fo:country="BR" fo:font-style="italic" officeooo:rsid="001f4d72" officeooo:paragraph-rsid="001f4d72" style:font-style-asian="italic" style:font-style-complex="italic"/>
    </style:style>
    <style:style style:name="P9" style:family="paragraph" style:parent-style-name="Standard">
      <style:paragraph-properties fo:line-height="150%"/>
      <style:text-properties fo:color="#0000ff" fo:language="pt" fo:country="BR" fo:font-style="italic" officeooo:rsid="0020edaa" officeooo:paragraph-rsid="0020edaa" style:font-style-asian="italic" style:font-style-complex="italic"/>
    </style:style>
    <style:style style:name="P10" style:family="paragraph" style:parent-style-name="Standard">
      <style:paragraph-properties fo:line-height="150%"/>
      <style:text-properties fo:color="#0000ff" fo:language="pt" fo:country="BR" fo:font-style="italic" officeooo:rsid="002236bd" officeooo:paragraph-rsid="002236bd" style:font-style-asian="italic" style:font-style-complex="italic"/>
    </style:style>
    <style:style style:name="P11" style:family="paragraph" style:parent-style-name="Standard">
      <style:text-properties officeooo:paragraph-rsid="001bfed2"/>
    </style:style>
    <style:style style:name="P12" style:family="paragraph" style:parent-style-name="Standard">
      <style:text-properties officeooo:paragraph-rsid="001c4e40"/>
    </style:style>
    <style:style style:name="P13" style:family="paragraph" style:parent-style-name="Standard" style:list-style-name="L5">
      <style:paragraph-properties fo:line-height="150%"/>
      <style:text-properties style:font-name="Arial" fo:language="pt" fo:country="BR" fo:font-weight="bold" officeooo:rsid="001bfed2" officeooo:paragraph-rsid="001bfed2" style:font-weight-asian="bold" style:font-name-complex="Arial"/>
    </style:style>
    <style:style style:name="P14" style:family="paragraph" style:parent-style-name="Standard" style:list-style-name="L6">
      <style:paragraph-properties fo:line-height="150%"/>
      <style:text-properties style:font-name="Arial" fo:language="pt" fo:country="BR" fo:font-weight="bold" officeooo:rsid="001e3f9e" officeooo:paragraph-rsid="001e3f9e" style:font-weight-asian="bold" style:font-name-complex="Arial"/>
    </style:style>
    <style:style style:name="P15" style:family="paragraph" style:parent-style-name="Standard" style:list-style-name="L7">
      <style:paragraph-properties fo:line-height="150%"/>
      <style:text-properties style:font-name="Arial" fo:language="pt" fo:country="BR" fo:font-weight="bold" officeooo:rsid="001e3f9e" officeooo:paragraph-rsid="002236bd" style:font-weight-asian="bold" style:font-name-complex="Arial"/>
    </style:style>
    <style:style style:name="P16" style:family="paragraph" style:parent-style-name="Standard" style:list-style-name="L6">
      <style:paragraph-properties fo:line-height="150%"/>
      <style:text-properties style:font-name="Arial" fo:language="pt" fo:country="BR" fo:font-weight="bold" officeooo:rsid="001f4d72" officeooo:paragraph-rsid="001f4d72" style:font-weight-asian="bold" style:font-name-complex="Arial"/>
    </style:style>
    <style:style style:name="P17" style:family="paragraph" style:parent-style-name="Standard" style:list-style-name="L5">
      <style:paragraph-properties fo:line-height="150%"/>
      <style:text-properties style:font-name="Arial" fo:language="pt" fo:country="BR" fo:font-weight="bold" officeooo:rsid="0024b6c4" officeooo:paragraph-rsid="0024b6c4" style:font-weight-asian="bold" style:font-name-complex="Arial"/>
    </style:style>
    <style:style style:name="P18" style:family="paragraph" style:parent-style-name="Standard" style:list-style-name="L7">
      <style:paragraph-properties fo:line-height="150%"/>
      <style:text-properties fo:color="#0000ff" style:font-name="Arial" fo:language="pt" fo:country="BR" fo:font-style="italic" fo:font-weight="bold" officeooo:rsid="002236bd" officeooo:paragraph-rsid="002236bd" style:font-style-asian="italic" style:font-weight-asian="bold" style:font-name-complex="Arial" style:font-style-complex="italic"/>
    </style:style>
    <style:style style:name="P19" style:family="paragraph" style:parent-style-name="Standard">
      <style:paragraph-properties fo:line-height="150%"/>
      <style:text-properties fo:color="#0000ff" style:font-name="Arial" fo:language="pt" fo:country="BR" fo:font-style="italic" fo:font-weight="bold" officeooo:rsid="001bfed2" officeooo:paragraph-rsid="0024b6c4" style:font-style-asian="italic" style:font-weight-asian="bold" style:font-name-complex="Arial" style:font-style-complex="italic"/>
    </style:style>
    <style:style style:name="P20" style:family="paragraph" style:parent-style-name="Standard">
      <style:paragraph-properties fo:line-height="150%"/>
      <style:text-properties fo:color="#0000ff" style:font-name="Arial" fo:language="pt" fo:country="BR" fo:font-style="italic" fo:font-weight="bold" officeooo:rsid="0024b6c4" officeooo:paragraph-rsid="0024b6c4" style:font-style-asian="italic" style:font-weight-asian="bold" style:font-name-complex="Arial" style:font-style-complex="italic"/>
    </style:style>
    <style:style style:name="P21" style:family="paragraph" style:parent-style-name="Standard">
      <style:paragraph-properties fo:line-height="150%"/>
      <style:text-properties fo:color="#0000ff" fo:language="pt" fo:country="BR" fo:font-style="italic" officeooo:rsid="001c4e40" officeooo:paragraph-rsid="001c4e40" style:font-style-asian="italic" style:font-style-complex="italic"/>
    </style:style>
    <style:style style:name="P22" style:family="paragraph" style:parent-style-name="Standard">
      <style:paragraph-properties fo:line-height="150%"/>
      <style:text-properties fo:color="#0000ff" fo:language="pt" fo:country="BR" fo:font-style="italic" officeooo:rsid="001f4d72" officeooo:paragraph-rsid="001f4d72" style:font-style-asian="italic" style:font-style-complex="italic"/>
    </style:style>
    <style:style style:name="P23" style:family="paragraph" style:parent-style-name="Standard">
      <style:paragraph-properties fo:line-height="150%"/>
      <style:text-properties fo:color="#0000ff" fo:language="pt" fo:country="BR" fo:font-style="italic" officeooo:rsid="0024b6c4" officeooo:paragraph-rsid="0024b6c4" style:font-style-asian="italic" style:font-style-complex="italic"/>
    </style:style>
    <style:style style:name="P24" style:family="paragraph" style:parent-style-name="Standard" style:list-style-name="L6">
      <style:paragraph-properties fo:line-height="150%"/>
      <style:text-properties officeooo:paragraph-rsid="001e3f9e"/>
    </style:style>
    <style:style style:name="T1" style:family="text">
      <style:text-properties style:font-name="Arial" fo:language="pt" fo:country="BR" fo:font-weight="bold" style:font-name-asian="Arial" style:font-weight-asian="bold" style:font-name-complex="Arial"/>
    </style:style>
    <style:style style:name="T2" style:family="text">
      <style:text-properties style:font-name="Arial" fo:language="pt" fo:country="BR" fo:font-weight="bold" officeooo:rsid="001bfed2" style:font-name-asian="Arial" style:font-weight-asian="bold" style:font-name-complex="Arial"/>
    </style:style>
    <style:style style:name="T3" style:family="text">
      <style:text-properties style:font-name="Arial" fo:language="pt" fo:country="BR" fo:font-weight="bold" officeooo:rsid="001c4e40" style:font-name-asian="Arial" style:font-weight-asian="bold" style:font-name-complex="Arial"/>
    </style:style>
    <style:style style:name="T4" style:family="text">
      <style:text-properties style:font-name="Arial" fo:language="pt" fo:country="BR" fo:font-weight="bold" officeooo:rsid="001e3f9e" style:font-weight-asian="bold" style:font-name-complex="Arial"/>
    </style:style>
    <style:style style:name="T5" style:family="text">
      <style:text-properties fo:color="#0000ff" style:font-name="Arial"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italic" officeooo:rsid="002236bd" style:font-style-asian="italic" style:font-style-complex="italic"/>
    </style:style>
    <style:style style:name="T8" style:family="text">
      <style:text-properties officeooo:rsid="001e3f9e"/>
    </style:style>
    <style:style style:name="T9" style:family="text">
      <style:text-properties officeooo:rsid="0020edaa"/>
    </style:style>
    <style:style style:name="T10" style:family="text">
      <style:text-properties officeooo:rsid="0022b8f3"/>
    </style:style>
    <style:style style:name="T11" style:family="text">
      <style:text-properties officeooo:rsid="0024b6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Nome de referência</text:p>
          </table:table-cell>
          <table:table-cell table:style-name="Table3.B1" office:value-type="string">
            <text:p text:style-name="P1"><text:span text:style-name="T1"><text:s/></text:span><text:span text:style-name="T2">UC01 – </text:span><text:span text:style-name="T3">Gravar e exibir de</text:span><text:span text:style-name="T2"> gráficos</text:span></text:p>
          </table:table-cell>
        </table:table-row>
        <table:table-row table:style-name="Table3.1">
          <table:table-cell table:style-name="Table3.A1" office:value-type="string">
            <text:p text:style-name="P4">Requisitos</text:p>
          </table:table-cell>
          <table:table-cell table:style-name="Table3.B1" office:value-type="string">
            <text:p text:style-name="P5">REQ030</text:p>
          </table:table-cell>
        </table:table-row>
        <table:table-row table:style-name="Table3.1">
          <table:table-cell table:style-name="Table3.A1" office:value-type="string">
            <text:p text:style-name="P4">Breve descritivo</text:p>
          </table:table-cell>
          <table:table-cell table:style-name="Table3.B1" office:value-type="string">
            <text:p text:style-name="P5"><text:span text:style-name="T8">Descreve c</text:span>omo o usuário seleciona os dados e visualiza os dados desejados.</text:p>
          </table:table-cell>
        </table:table-row>
        <table:table-row table:style-name="Table3.1">
          <table:table-cell table:style-name="Table3.A1" office:value-type="string">
            <text:p text:style-name="P4">Atores</text:p>
          </table:table-cell>
          <table:table-cell table:style-name="Table3.B1" office:value-type="string">
            <text:p text:style-name="P5">Usuário</text:p>
          </table:table-cell>
        </table:table-row>
        <table:table-row table:style-name="Table3.1">
          <table:table-cell table:style-name="Table3.A1" office:value-type="string">
            <text:p text:style-name="P4">Pré-condições</text:p>
          </table:table-cell>
          <table:table-cell table:style-name="Table3.B1" office:value-type="string">
            <text:p text:style-name="P5">Todas as informações solicitadas pelo usuário precisam ser válidas(sem erros e formatação e valores adequados).</text:p>
          </table:table-cell>
        </table:table-row>
        <table:table-row table:style-name="Table3.1">
          <table:table-cell table:style-name="Table3.A1" office:value-type="string">
            <text:p text:style-name="P4">Cenário principal</text:p>
          </table:table-cell>
          <table:table-cell table:style-name="Table3.B1" office:value-type="string">
            <text:list xml:id="list303283185" text:style-name="L5">
              <text:list-item>
                <text:p text:style-name="P13">Usuário seleciona opção “<text:span text:style-name="T11">Criar</text:span> <text:span text:style-name="T11">gráfico” </text:span>da interface gráfica</text:p>
              </text:list-item>
              <text:list-item>
                <text:p text:style-name="P13">Seleciona os dados da seguinte maneira(arrasta de lista)</text:p>
              </text:list-item>
              <text:list-item>
                <text:p text:style-name="P13">Insere período de tempo****</text:p>
              </text:list-item>
              <text:list-item>
                <text:p text:style-name="P17">Salvar gráfico</text:p>
              </text:list-item>
              <text:list-item>
                <text:p text:style-name="P13">O gráfico é gerado e mostrado em outra janela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Cenário alternativo</text:p>
          </table:table-cell>
          <table:table-cell table:style-name="Table3.B1" office:value-type="string">
            <text:p text:style-name="P6">Durante a execução, o usuário poderá inserir o mesmo dado para ambos os eixos. Neste caso, uma MessageBox irá aparecer com uma mensagem de aviso como “Operação inválida. Impossível utilizar o mesmo dado para ambos os eixos.”</text:p>
            <text:p text:style-name="P19"><text:span text:style-name="T11">A </text:span>janela possui as opções de adicionar template, alterar gráfico, alterar dados, renomear eixos, descartar gráfico <text:span text:style-name="T10">e mostrar curva de performance esperada</text:span></text:p>
            <text:p text:style-name="P20">Breve descrição o que cada item faz;</text:p>
          </table:table-cell>
        </table:table-row>
        <table:table-row table:style-name="Table3.1">
          <table:table-cell table:style-name="Table3.A1" office:value-type="string">
            <text:p text:style-name="P4">Requisitos especiais</text:p>
          </table:table-cell>
          <table:table-cell table:style-name="Table3.B1" office:value-type="string">
            <text:p text:style-name="P6">Falha na leitura da memóri<text:span text:style-name="T11">a</text:span> ou na consistência do dado requisitado pelo usuário<text:span text:style-name="T11">(Ex:Datas inválidas)</text:span>.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ome de referência</text:p>
          </table:table-cell>
          <table:table-cell table:style-name="Table2.B1" office:value-type="string">
            <text:p text:style-name="P6">UC02 – Salvar Template</text:p>
          </table:table-cell>
        </table:table-row>
        <table:table-row table:style-name="Table2.1">
          <table:table-cell table:style-name="Table2.A1" office:value-type="string">
            <text:p text:style-name="P3">Requisitos</text:p>
          </table:table-cell>
          <table:table-cell table:style-name="Table2.B1" office:value-type="string">
            <text:p text:style-name="P7">REQ031</text:p>
          </table:table-cell>
        </table:table-row>
        <table:table-row table:style-name="Table2.1">
          <table:table-cell table:style-name="Table2.A1" office:value-type="string">
            <text:p text:style-name="P3">Breve descritivo</text:p>
          </table:table-cell>
          <table:table-cell table:style-name="Table2.B1" office:value-type="string">
            <text:p text:style-name="P7">Descreve como o usuário cria um template a partir da geração de gráficos</text:p>
          </table:table-cell>
        </table:table-row>
        <table:table-row table:style-name="Table2.1">
          <table:table-cell table:style-name="Table2.A1" office:value-type="string">
            <text:p text:style-name="P3">Atores</text:p>
          </table:table-cell>
          <table:table-cell table:style-name="Table2.B1" office:value-type="string">
            <text:p text:style-name="P7">Usuário</text:p>
          </table:table-cell>
        </table:table-row>
        <table:table-row table:style-name="Table2.1">
          <table:table-cell table:style-name="Table2.A1" office:value-type="string">
            <text:p text:style-name="P3">Pré-condições</text:p>
          </table:table-cell>
          <table:table-cell table:style-name="Table2.B1" office:value-type="string">
            <text:p text:style-name="P7">Os gráficos gerados pelo usuário precisam ser válidos <text:span text:style-name="T11">conforme descrito no UC01</text:span></text:p>
          </table:table-cell>
        </table:table-row>
        <table:table-row table:style-name="Table2.1">
          <table:table-cell table:style-name="Table2.A1" office:value-type="string">
            <text:p text:style-name="P3">Cenário principal</text:p>
          </table:table-cell>
          <table:table-cell table:style-name="Table2.B1" office:value-type="string">
            <text:list xml:id="list67284758" text:style-name="L6">
              <text:list-item>
                <text:p text:style-name="P24"><text:span text:style-name="T4">Seleciona o botão Adicionar gráfico ao template</text:span></text:p>
              </text:list-item>
              <text:list-item>
                <text:p text:style-name="P14">Uma nova janela abre com o template selecionado(pode ser um previamente selecionado ou novo)</text:p>
              </text:list-item>
              <text:list-item>
                <text:p text:style-name="P14">O usuário arrasta o gráfico conforme desejar pela janela do template</text:p>
              </text:list-item>
              <text:list-item>
                <text:p text:style-name="P16">O usuário clica em salvar template</text:p>
              </text:list-item>
              <text:list-item>
                <text:p text:style-name="P16">O template é salvo e uma mensagem de confirmação é mostrada ao usuário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enário alternativo</text:p>
          </table:table-cell>
          <table:table-cell table:style-name="Table2.B1" office:value-type="string">
            <text:p text:style-name="P8">O usuário pode excluir um gráfico do seu template atual</text:p>
            <text:p text:style-name="P8">O usuário pode clicar em exportar template para <text:span text:style-name="T9">pdf</text:span></text:p>
            <text:p text:style-name="P23">O usuário pode acessar o Relatório de desempenhos gerais(Template Padrão)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3">Requisitos especiais</text:p>
          </table:table-cell>
          <table:table-cell table:style-name="Table2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ome de referência</text:p>
          </table:table-cell>
          <table:table-cell table:style-name="Table1.B1" office:value-type="string">
            <text:p text:style-name="P2"><text:span text:style-name="T1"><text:s/></text:span><text:span text:style-name="T5">UC03 – Visualisar relatŕoio de desempenhos gerais</text:span></text:p>
          </table:table-cell>
        </table:table-row>
        <table:table-row table:style-name="Table1.1">
          <table:table-cell table:style-name="Table1.A1" office:value-type="string">
            <text:p text:style-name="P3">Requisitos</text:p>
          </table:table-cell>
          <table:table-cell table:style-name="Table1.B1" office:value-type="string">
            <text:p text:style-name="P10">REQ033</text:p>
          </table:table-cell>
        </table:table-row>
        <table:table-row table:style-name="Table1.1">
          <table:table-cell table:style-name="Table1.A1" office:value-type="string">
            <text:p text:style-name="P3">Breve descritivo</text:p>
          </table:table-cell>
          <table:table-cell table:style-name="Table1.B1" office:value-type="string">
            <text:p text:style-name="P10">Descreve como o usuário configura e utiliza o relatório de desempenhos gerais</text:p>
          </table:table-cell>
        </table:table-row>
        <table:table-row table:style-name="Table1.1">
          <table:table-cell table:style-name="Table1.A1" office:value-type="string">
            <text:p text:style-name="P3">Atores</text:p>
          </table:table-cell>
          <table:table-cell table:style-name="Table1.B1" office:value-type="string">
            <text:p text:style-name="P10">Usuário</text:p>
          </table:table-cell>
        </table:table-row>
        <table:table-row table:style-name="Table1.1">
          <table:table-cell table:style-name="Table1.A1" office:value-type="string">
            <text:p text:style-name="P3">Pré-condições</text:p>
          </table:table-cell>
          <table:table-cell table:style-name="Table1.B1" office:value-type="string">
            <text:p text:style-name="P10">Os gráficos gerados pelo usuário precisam ser válidos</text:p>
          </table:table-cell>
        </table:table-row>
        <table:table-row table:style-name="Table1.1">
          <table:table-cell table:style-name="Table1.A1" office:value-type="string">
            <text:p text:style-name="P3">Cenário principal</text:p>
          </table:table-cell>
          <table:table-cell table:style-name="Table1.B1" office:value-type="string">
            <text:list xml:id="list564308229" text:style-name="L7">
              <text:list-item>
                <text:p text:style-name="P15"><text:span text:style-name="T6">Usuário </text:span><text:span text:style-name="T7">seleciona uma aba na tela principal chamada “Templates”</text:span></text:p>
              </text:list-item>
              <text:list-item>
                <text:p text:style-name="P18">Seleciona na lista de templates salvos a opção Relatório de desempenhos gerais</text:p>
              </text:list-item>
              <text:list-item>
                <text:p text:style-name="P18">A tela abre mostrando os gráficos de x,y,z conforme mostra a figura x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Cenário alternativo</text:p>
          </table:table-cell>
          <table:table-cell table:style-name="Table1.B1" office:value-type="string">
            <text:p text:style-name="P10">Ao salvar um gráfico o usuário poderá salvá-lo no relatório de desempenhos gerais. Desta maneira, o Template(“Relatório de desempenhos gerais”) é aberto e o usuário pode editá-lo conforme sua preferência. Após a edição, o usuário poderá somente salvá-lo com nome diferente após alterado, criando um novo Template baseado no relatório de desempenhos gerais.</text:p>
          </table:table-cell>
        </table:table-row>
        <table:table-row table:style-name="Table1.1">
          <table:table-cell table:style-name="Table1.A1" office:value-type="string">
            <text:p text:style-name="P3">Requisitos especiais</text:p>
          </table:table-cell>
          <table:table-cell table:style-name="Table1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07:03.388175619</meta:creation-date>
    <dc:date>2019-05-24T18:02:18.328639325</dc:date>
    <meta:editing-duration>PT22M29S</meta:editing-duration>
    <meta:editing-cycles>4</meta:editing-cycles>
    <meta:generator>LibreOffice/6.1.0.3$Linux_X86_64 LibreOffice_project/efb621ed25068d70781dc026f7e9c5187a4decd1</meta:generator>
    <meta:document-statistic meta:table-count="3" meta:image-count="0" meta:object-count="0" meta:page-count="3" meta:paragraph-count="64" meta:word-count="466" meta:character-count="3030" meta:non-whitespace-character-count="2635"/>
  </office:meta>
</office:document-meta>
</file>